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022C46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46cm" svg:height="7.758cm" svg:x="0.195cm" svg:y="-0.138cm">
          <draw:image xlink:href="Pictures/10000000000004B000000384022C4638.png" xlink:type="simple" xlink:show="embed" xlink:actuate="onLoad">
            <text:p/>
          </draw:image>
        </draw:frame>
        <draw:custom-shape draw:style-name="gr2" draw:text-style-name="P1" draw:layer="layout" svg:width="1.274cm" svg:height="7.62cm" svg:x="0.203cm" svg:y="-0.1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43cm" svg:height="0.755cm" draw:transform="rotate (1.5707963267949) translate (-0.115cm 4.297cm)">
          <draw:text-box>
            <text:p><text:span text:style-name="T1">Time (s)</text:span></text:p>
          </draw:text-box>
        </draw:frame>
        <draw:custom-shape draw:style-name="gr2" draw:text-style-name="P1" draw:layer="layout" svg:width="10.008cm" svg:height="0.657cm" svg:x="0cm" svg:y="6.84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32cm" svg:height="0.755cm" svg:x="2.973cm" svg:y="6.868cm">
          <draw:text-box>
            <text:p>Road segment index</text:p>
          </draw:text-box>
        </draw:frame>
        <draw:frame draw:style-name="gr4" draw:layer="layout" svg:width="0.731cm" svg:height="0.755cm" svg:x="0.782cm" svg:y="6.271cm">
          <draw:text-box>
            <text:p>0</text:p>
          </draw:text-box>
        </draw:frame>
        <draw:frame draw:style-name="gr4" draw:layer="layout" svg:width="1.188cm" svg:height="0.755cm" svg:x="0.282cm" svg:y="4.671cm">
          <draw:text-box>
            <text:p>100</text:p>
          </draw:text-box>
        </draw:frame>
        <draw:frame draw:style-name="gr5" draw:layer="layout" svg:width="1.188cm" svg:height="0.755cm" svg:x="0.309cm" svg:y="0.071cm">
          <draw:text-box>
            <text:p>400</text:p>
          </draw:text-box>
        </draw:frame>
        <draw:frame draw:style-name="gr4" draw:layer="layout" svg:width="1.188cm" svg:height="0.755cm" svg:x="0.283cm" svg:y="3.171cm">
          <draw:text-box>
            <text:p>200</text:p>
          </draw:text-box>
        </draw:frame>
        <draw:frame draw:style-name="gr4" draw:layer="layout" svg:width="1.188cm" svg:height="0.755cm" svg:x="0.284cm" svg:y="1.671cm">
          <draw:text-box>
            <text:p>3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1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0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1:17:21.182611426</meta:creation-date>
    <dc:date>2014-08-30T20:50:21.655879289</dc:date>
    <meta:editing-duration>PT5M59S</meta:editing-duration>
    <meta:editing-cycles>3</meta:editing-cycles>
    <meta:generator>LibreOffice/4.1.6.2$Linux_X86_64 LibreOffice_project/410m0$Build-2</meta:generator>
    <meta:document-statistic meta:object-count="10"/>
  </office:meta>
</office:document-meta>
</file>